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1B000001B57703290D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ff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ff0000" draw:marker-end="Arrow" draw:marker-end-width="0.1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fill="none" draw:fill-color="#ffffff" fo:min-height="0.5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0000" draw:fill="none" draw:fill-color="#ffffff" fo:min-height="0.8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52cm" svg:height="15.415cm" svg:x="10.023cm" svg:y="7.142cm">
          <draw:image xlink:href="Pictures/100000000000001B000001B57703290D.png" xlink:type="simple" xlink:show="embed" xlink:actuate="onLoad">
            <text:p/>
          </draw:image>
        </draw:frame>
        <draw:custom-shape draw:style-name="gr2" draw:text-style-name="P1" draw:layer="layout" svg:width="1cm" svg:height="0.8cm" svg:x="10cm" svg:y="8.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401cm" svg:y1="15.6cm" svg:x2="11.101cm" svg:y2="15.6cm">
          <text:p/>
        </draw:line>
        <draw:frame draw:style-name="gr4" draw:text-style-name="P2" draw:layer="layout" svg:width="5.4cm" svg:height="0.856cm" svg:x="12.4cm" svg:y="8.6cm">
          <draw:text-box>
            <text:p text:style-name="P2"><text:span text:style-name="T1">Place a component</text:span></text:p>
          </draw:text-box>
        </draw:frame>
        <draw:line draw:style-name="gr3" draw:text-style-name="P1" draw:layer="layout" svg:x1="12.4cm" svg:y1="9.9cm" svg:x2="11.1cm" svg:y2="9.9cm">
          <text:p/>
        </draw:line>
        <draw:line draw:style-name="gr3" draw:text-style-name="P1" draw:layer="layout" svg:x1="12.4cm" svg:y1="10.7cm" svg:x2="11.1cm" svg:y2="10.7cm">
          <text:p/>
        </draw:line>
        <draw:line draw:style-name="gr3" draw:text-style-name="P1" draw:layer="layout" svg:x1="12.4cm" svg:y1="14cm" svg:x2="11.1cm" svg:y2="14cm">
          <text:p/>
        </draw:line>
        <draw:line draw:style-name="gr3" draw:text-style-name="P1" draw:layer="layout" svg:x1="12.4cm" svg:y1="9.025cm" svg:x2="11.1cm" svg:y2="9.025cm">
          <text:p/>
        </draw:line>
        <draw:line draw:style-name="gr3" draw:text-style-name="P1" draw:layer="layout" svg:x1="12.4cm" svg:y1="18.1cm" svg:x2="11.1cm" svg:y2="18.1cm">
          <text:p/>
        </draw:line>
        <draw:line draw:style-name="gr3" draw:text-style-name="P1" draw:layer="layout" svg:x1="12.433cm" svg:y1="11.467cm" svg:x2="11.133cm" svg:y2="11.467cm">
          <text:p/>
        </draw:line>
        <draw:custom-shape draw:style-name="gr2" draw:text-style-name="P1" draw:layer="layout" svg:width="1cm" svg:height="0.8cm" svg:x="10cm" svg:y="1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0.8cm" svg:x="10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0.8cm" svg:x="10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0.8cm" svg:x="10cm" svg:y="1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0.8cm" svg:x="10cm" svg:y="1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0.8cm" svg:x="10cm" svg:y="17.6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5.4cm" svg:height="0.856cm" svg:x="12.4cm" svg:y="9.5cm">
          <draw:text-box>
            <text:p text:style-name="P2"><text:span text:style-name="T1">Place power port</text:span></text:p>
          </draw:text-box>
        </draw:frame>
        <draw:frame draw:style-name="gr4" draw:text-style-name="P2" draw:layer="layout" svg:width="5.4cm" svg:height="0.856cm" svg:x="12.4cm" svg:y="10.244cm">
          <draw:text-box>
            <text:p text:style-name="P2"><text:span text:style-name="T1">Place wire</text:span></text:p>
          </draw:text-box>
        </draw:frame>
        <draw:frame draw:style-name="gr4" draw:text-style-name="P2" draw:layer="layout" svg:width="5.4cm" svg:height="0.856cm" svg:x="12.4cm" svg:y="11cm">
          <draw:text-box>
            <text:p text:style-name="P2"><text:span text:style-name="T1">Place bus</text:span></text:p>
          </draw:text-box>
        </draw:frame>
        <draw:frame draw:style-name="gr4" draw:text-style-name="P2" draw:layer="layout" svg:width="6.6cm" svg:height="0.856cm" svg:x="12.4cm" svg:y="17.644cm">
          <draw:text-box>
            <text:p text:style-name="P2"><text:span text:style-name="T1">Create a hierarchical sheet</text:span></text:p>
          </draw:text-box>
        </draw:frame>
        <draw:line draw:style-name="gr3" draw:text-style-name="P1" draw:layer="layout" svg:x1="12.4cm" svg:y1="14.8cm" svg:x2="11.1cm" svg:y2="14.8cm">
          <text:p/>
        </draw:line>
        <draw:frame draw:style-name="gr4" draw:text-style-name="P2" draw:layer="layout" svg:width="5.367cm" svg:height="0.856cm" svg:x="12.433cm" svg:y="13.544cm">
          <draw:text-box>
            <text:p text:style-name="P2"><text:span text:style-name="T1">Place a no connect</text:span></text:p>
          </draw:text-box>
        </draw:frame>
        <draw:frame draw:style-name="gr4" draw:text-style-name="P2" draw:layer="layout" svg:width="5.4cm" svg:height="0.856cm" svg:x="12.4cm" svg:y="14.344cm">
          <draw:text-box>
            <text:p text:style-name="P2"><text:span text:style-name="T1">Place a local label</text:span></text:p>
          </draw:text-box>
        </draw:frame>
        <draw:frame draw:style-name="gr5" draw:text-style-name="P2" draw:layer="layout" svg:width="5.4cm" svg:height="0.856cm" svg:x="12.4cm" svg:y="15.144cm">
          <draw:text-box>
            <text:p text:style-name="P2"><text:span text:style-name="T1">Place a global label</text:span></text:p>
          </draw:text-box>
        </draw:frame>
        <draw:custom-shape draw:style-name="gr2" draw:text-style-name="P1" draw:layer="layout" svg:width="1cm" svg:height="0.8cm" svg:x="10cm" svg:y="20.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4cm" svg:y1="21.3cm" svg:x2="11.1cm" svg:y2="21.3cm">
          <text:p/>
        </draw:line>
        <draw:frame draw:style-name="gr4" draw:text-style-name="P2" draw:layer="layout" svg:width="6.3cm" svg:height="0.856cm" svg:x="12.4cm" svg:y="20.844cm">
          <draw:text-box>
            <text:p text:style-name="P2"><text:span text:style-name="T1">Place text or com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5-13T17:18:42</dc:date>
    <dc:creator>Rakhi </dc:creator>
    <meta:generator>LibreOffice/3.5$Linux_x86 LibreOffice_project/350m1$Build-2</meta:generator>
    <meta:editing-duration>PT7M8S</meta:editing-duration>
    <meta:editing-cycles>8</meta:editing-cycles>
    <meta:document-statistic meta:object-count="27"/>
  </office:meta>
</office:document-meta>
</file>